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nchmark</text:p>
      <text:p text:style-name="Standard"/>
      <text:p text:style-name="Standard"/>
      <text:p text:style-name="Standard">Plateforme de test :</text:p>
      <text:p text:style-name="Standard"/>
      <text:list text:style-name="L1">
        <text:list-item>
          <text:p text:style-name="P1">master = genepi-31.grenoble.grid5000.fr</text:p>
        </text:list-item>
        <text:list-item>
          <text:p text:style-name="P1">backup = genepi-32.grenoble.grid5000.fr</text:p>
        </text:list-item>
        <text:list-item>
          <text:p text:style-name="P1">Système de fichier pour le test sans DRBD : ext2</text:p>
        </text:list-item>
        <text:list-item>
          <text:p text:style-name="P1">Système de fichier pour le test avec DRBD : ext2</text:p>
        </text:list-item>
        <text:list-item>
          <text:p text:style-name="P1">Vitesse de transfert DRBD 700MO/s (max) si la BP le permet</text:p>
        </text:list-item>
        <text:list-item>
          <text:p text:style-name="P1">vitesse du lien réseau sans charge 941Mo/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ris Bremond</meta:initial-creator>
    <meta:creation-date>2009-06-22T10:35:50</meta:creation-date>
    <dc:creator>Joris Bremond</dc:creator>
    <dc:date>2009-06-22T10:42:49</dc:date>
    <meta:editing-cycles>3</meta:editing-cycles>
    <meta:editing-duration>PT7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52" meta:character-count="303"/>
  </office:meta>
</office:document-meta>
</file>